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4.6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6.42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W}}</text:p>
          </table:table-cell>
          <table:table-cell office:value-type="string" calcext:value-type="string">
            <text:p>CONTACTS: work, wor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AX: vaccine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MAX: years</text:p>
          </table:table-cell>
          <table:table-cell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3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raction of GDP coming from the Food and accommodation sector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/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</table:table>
      <table:table table:name="p (parameters)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3:17:22.90509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21T15:37:38.321897956</dc:date>
    <meta:editing-duration>P7DT13H25M41S</meta:editing-duration>
    <meta:editing-cycles>21</meta:editing-cycles>
    <meta:generator>LibreOffice/6.4.7.2$Linux_X86_64 LibreOffice_project/40$Build-2</meta:generator>
    <meta:document-statistic meta:table-count="5" meta:cell-count="311" meta:object-count="0"/>
  </office:meta>
</office:document-meta>
</file>